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fileXmlBeanDefinitionTests.testDefaultAndNonDefaultPro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ProfileXmlBeanDefinitionTests.beanFactoryFor( String xmlName , String ... activeProfil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rofileXmlBeanDefinitionTests.containingTarg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fileXmlBeanDefinitionTests.testProfileValid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ofileXmlBeanDefinitionTests.testDefaultPro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ProfileXmlBeanDefinitionTests.testProfilePermut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9">
            <text:p text:style-name="Table_20_Contents">3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